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n3">
      <style:paragraph-properties fo:margin-left="0cm" fo:margin-right="0cm" fo:margin-top="0cm" fo:margin-bottom="0.319cm" style:contextual-spacing="false" fo:text-indent="0cm" style:auto-text-indent="false"/>
      <style:text-properties fo:color="#000000" loext:opacity="100%" fo:font-size="10pt" fo:font-weight="normal" officeooo:paragraph-rsid="0016f7d5" style:font-size-asian="10pt" style:font-weight-asian="normal" style:font-size-complex="10pt" style:font-weight-complex="normal"/>
    </style:style>
    <style:style style:name="P2" style:family="paragraph" style:parent-style-name="p1">
      <loext:graphic-properties draw:fill="none"/>
      <style:paragraph-properties fo:orphans="2" fo:widows="2" fo:hyphenation-ladder-count="no-limit" fo:background-color="transparent" style:writing-mode="lr-tb"/>
      <style:text-properties style:font-name="Arial2" fo:font-size="10pt" officeooo:paragraph-rsid="00140e22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p1">
      <loext:graphic-properties draw:fill="none"/>
      <style:paragraph-properties fo:orphans="2" fo:widows="2" fo:hyphenation-ladder-count="no-limit" fo:background-color="transparent" style:writing-mode="lr-tb"/>
      <style:text-properties style:font-name="Arial2" fo:font-size="10pt" officeooo:paragraph-rsid="001cc6bc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p1">
      <loext:graphic-properties draw:fill="none"/>
      <style:paragraph-properties fo:orphans="2" fo:widows="2" fo:hyphenation-ladder-count="no-limit" fo:background-color="transparent" style:writing-mode="lr-tb"/>
      <style:text-properties style:font-name="Arial2" fo:font-size="10pt" officeooo:rsid="001ebc05" officeooo:paragraph-rsid="001ebc05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n3">
      <style:paragraph-properties fo:margin-left="0cm" fo:margin-right="0cm" fo:margin-top="0cm" fo:margin-bottom="0.319cm" style:contextual-spacing="false" fo:text-indent="0cm" style:auto-text-indent="false"/>
      <style:text-properties officeooo:paragraph-rsid="001b3141"/>
    </style:style>
    <style:style style:name="P6" style:family="paragraph" style:parent-style-name="n3">
      <loext:graphic-properties draw:fill="none"/>
      <style:paragraph-properties fo:margin-left="0cm" fo:margin-right="0cm" fo:margin-top="0cm" fo:margin-bottom="0.319cm" style:contextual-spacing="false" fo:orphans="2" fo:widows="2" fo:hyphenation-ladder-count="no-limit" fo:text-indent="0cm" style:auto-text-indent="false" fo:background-color="transparent" style:writing-mode="lr-tb"/>
      <style:text-properties fo:color="#3342b5" loext:opacity="100%" style:font-name="Arial" fo:font-size="14pt" fo:language="gl" fo:country="ES" fo:font-weight="bold" officeooo:rsid="001972ba" officeooo:paragraph-rsid="001b3141" style:letter-kerning="false" style:font-name-asian="Times New Roman1" style:font-size-asian="14pt" style:language-asian="es" style:country-asian="ES" style:font-weight-asian="bold" style:font-name-complex="Arial3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p1">
      <loext:graphic-properties draw:fill="none"/>
      <style:paragraph-properties fo:orphans="2" fo:widows="2" fo:hyphenation-ladder-count="no-limit" fo:background-color="transparent" style:writing-mode="lr-tb"/>
      <style:text-properties fo:color="#2a6099" loext:opacity="100%" style:font-name="Arial2" fo:font-size="10pt" fo:font-weight="bold" officeooo:rsid="001ebc05" officeooo:paragraph-rsid="001ebc05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p1">
      <loext:graphic-properties draw:fill="none"/>
      <style:paragraph-properties fo:orphans="2" fo:widows="2" fo:hyphenation-ladder-count="no-limit" fo:background-color="transparent" style:writing-mode="lr-tb"/>
      <style:text-properties fo:color="#2a6099" loext:opacity="100%" style:font-name="Arial2" fo:font-size="10pt" fo:font-weight="bold" officeooo:rsid="001ebc05" officeooo:paragraph-rsid="00203e18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p1">
      <loext:graphic-properties draw:fill="none"/>
      <style:paragraph-properties fo:orphans="2" fo:widows="2" fo:hyphenation-ladder-count="no-limit" fo:background-color="transparent" style:writing-mode="lr-tb"/>
      <style:text-properties fo:color="#2a6099" loext:opacity="100%" style:font-name="Arial2" fo:font-size="10pt" fo:font-weight="bold" officeooo:rsid="001ebc05" officeooo:paragraph-rsid="0021263d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p1">
      <loext:graphic-properties draw:fill="none"/>
      <style:paragraph-properties fo:orphans="2" fo:widows="2" fo:hyphenation-ladder-count="no-limit" fo:background-color="transparent" style:writing-mode="lr-tb"/>
      <style:text-properties fo:color="#2a6099" loext:opacity="100%" style:font-name="Arial2" fo:font-size="10pt" fo:font-weight="bold" officeooo:rsid="001ebc05" officeooo:paragraph-rsid="0024a797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p1">
      <loext:graphic-properties draw:fill="none"/>
      <style:paragraph-properties fo:orphans="2" fo:widows="2" fo:hyphenation-ladder-count="no-limit" fo:background-color="transparent" style:writing-mode="lr-tb"/>
      <style:text-properties fo:color="#2a6099" loext:opacity="100%" style:font-name="Arial2" fo:font-size="10pt" fo:font-weight="bold" officeooo:rsid="001ebc05" officeooo:paragraph-rsid="00259150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p1" style:list-style-name="L1" style:master-page-name="">
      <loext:graphic-properties draw:fill="none"/>
      <style:paragraph-properties fo:orphans="2" fo:widows="2" fo:hyphenation-ladder-count="no-limit" style:page-number="auto" fo:background-color="transparent" style:writing-mode="lr-tb"/>
      <style:text-properties style:font-name="Arial2" fo:font-size="10pt" officeooo:paragraph-rsid="00140e22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p1" style:list-style-name="L1">
      <loext:graphic-properties draw:fill="none"/>
      <style:paragraph-properties fo:orphans="2" fo:widows="2" fo:hyphenation-ladder-count="no-limit" fo:background-color="transparent" style:writing-mode="lr-tb"/>
      <style:text-properties style:font-name="Arial2" fo:font-size="10pt" officeooo:paragraph-rsid="001cc6bc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p1" style:list-style-name="L1">
      <loext:graphic-properties draw:fill="none"/>
      <style:paragraph-properties fo:margin-top="0.212cm" fo:margin-bottom="0.106cm" style:contextual-spacing="false" fo:text-align="justify" style:justify-single-word="false" fo:orphans="2" fo:widows="2" fo:hyphenation-ladder-count="no-limit" fo:background-color="transparent" style:writing-mode="lr-tb"/>
      <style:text-properties style:font-name="Arial2" fo:font-size="10pt" officeooo:paragraph-rsid="001cc6bc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p1" style:list-style-name="L1">
      <loext:graphic-properties draw:fill="none"/>
      <style:paragraph-properties fo:margin-top="0.212cm" fo:margin-bottom="0.106cm" style:contextual-spacing="false" fo:text-align="justify" style:justify-single-word="false" fo:orphans="2" fo:widows="2" fo:hyphenation-ladder-count="no-limit" fo:background-color="transparent" style:writing-mode="lr-tb"/>
      <style:text-properties style:font-name="Arial2" fo:font-size="10pt" officeooo:paragraph-rsid="001d0508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p1" style:list-style-name="L2">
      <loext:graphic-properties draw:fill="none"/>
      <style:paragraph-properties fo:margin-top="0.212cm" fo:margin-bottom="0.106cm" style:contextual-spacing="false" fo:text-align="justify" style:justify-single-word="false" fo:orphans="2" fo:widows="2" fo:hyphenation-ladder-count="no-limit" fo:background-color="transparent" style:writing-mode="lr-tb"/>
      <style:text-properties style:font-name="Arial2" fo:font-size="10pt" officeooo:paragraph-rsid="001cc6bc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p1" style:list-style-name="L1">
      <loext:graphic-properties draw:fill="none"/>
      <style:paragraph-properties fo:margin-top="0.212cm" fo:margin-bottom="0.106cm" style:contextual-spacing="false" fo:text-align="justify" style:justify-single-word="false" fo:orphans="2" fo:widows="2" fo:hyphenation-ladder-count="no-limit" fo:background-color="transparent" style:writing-mode="lr-tb"/>
      <style:text-properties style:font-name="Arial2" fo:font-size="10pt" officeooo:rsid="000835a7" officeooo:paragraph-rsid="001d0508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p1" style:list-style-name="L1">
      <loext:graphic-properties draw:fill="none"/>
      <style:paragraph-properties fo:orphans="2" fo:widows="2" fo:hyphenation-ladder-count="no-limit" fo:background-color="transparent" style:writing-mode="lr-tb"/>
      <style:text-properties officeooo:paragraph-rsid="001cc6b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2" fo:font-size="10pt" style:font-size-asian="10pt" style:font-size-complex="10pt"/>
    </style:style>
    <style:style style:name="T3" style:family="text">
      <style:text-properties style:font-name="Arial2" fo:font-size="10pt" officeooo:rsid="001cc6bc" style:font-size-asian="10pt" style:font-size-complex="10pt"/>
    </style:style>
    <style:style style:name="T4" style:family="text">
      <style:text-properties officeooo:rsid="001cc6bc"/>
    </style:style>
    <style:style style:name="T5" style:family="text">
      <style:text-properties style:use-window-font-color="true" loext:opacity="0%" style:font-name="Arial2" fo:font-size="10pt" fo:language="gl" fo:country="ES" officeooo:rsid="001cc6bc" style:letter-kerning="false" style:font-name-asian="Times New Roman1" style:font-size-asian="10pt" style:language-asian="gl" style:country-asian="ES" style:font-name-complex="Times New Roman1" style:font-size-complex="10pt" style:language-complex="ar" style:country-complex="SA"/>
    </style:style>
    <style:style style:name="T6" style:family="text">
      <style:text-properties style:font-name="DejaVu Sans" style:font-name-asian="Times New Roman1" style:font-name-complex="Times New Roman1"/>
    </style:style>
    <style:style style:name="T7" style:family="text">
      <style:text-properties style:font-name="DejaVu Sans" officeooo:rsid="00259150" style:font-name-asian="Times New Roman1" style:font-name-complex="Times New Roman1"/>
    </style:style>
    <style:style style:name="T8" style:family="text">
      <style:text-properties style:font-name="DejaVu Sans" style:font-name-asian="DejaVu Sans" style:font-name-complex="DejaVu Sans"/>
    </style:style>
    <style:style style:name="T9" style:family="text">
      <style:text-properties style:font-name="DejaVu Sans" style:font-name-complex="Times New Roman1"/>
    </style:style>
    <style:style style:name="T10" style:family="text">
      <style:text-properties style:text-position="sub 58%" style:font-name="DejaVu Sans" style:font-name-asian="DejaVu Sans" style:font-name-complex="DejaVu Sans"/>
    </style:style>
    <style:style style:name="T11" style:family="text">
      <style:text-properties style:text-position="sub 58%" style:font-name="DejaVu Sans" officeooo:rsid="00259150" style:font-name-asian="DejaVu Sans" style:font-name-complex="DejaVu Sans"/>
    </style:style>
    <style:style style:name="T12" style:family="text">
      <style:text-properties style:text-position="sub 58%" style:font-name="DejaVu Sans" style:font-name-asian="Times New Roman1" style:font-name-complex="Times New Roman1"/>
    </style:style>
    <style:style style:name="T13" style:family="text">
      <style:text-properties style:text-position="sub 58%" style:font-name="DejaVu Sans" officeooo:rsid="0021263d" style:font-name-asian="Times New Roman1" style:font-name-complex="Times New Roman1"/>
    </style:style>
    <style:style style:name="T14" style:family="text">
      <style:text-properties style:text-position="sub 58%" style:font-name="DejaVu Sans" officeooo:rsid="00227c1e" style:font-name-asian="Times New Roman1" style:font-name-complex="Times New Roman1"/>
    </style:style>
    <style:style style:name="T15" style:family="text">
      <style:text-properties style:text-position="sub 58%" style:font-name="DejaVu Sans" officeooo:rsid="0024a797" style:font-name-asian="Times New Roman1" style:font-name-complex="Times New Roman1"/>
    </style:style>
    <style:style style:name="T16" style:family="text">
      <style:text-properties style:text-position="sub 58%" style:font-name="DejaVu Sans" officeooo:rsid="00259150" style:font-name-asian="Times New Roman1" style:font-name-complex="Times New Roman1"/>
    </style:style>
    <style:style style:name="T17" style:family="text">
      <style:text-properties style:text-position="sub 58%" style:font-name="DejaVu Sans" officeooo:rsid="0025d485" style:font-name-asian="Times New Roman1" style:font-name-complex="Times New Roman1"/>
    </style:style>
    <style:style style:name="T18" style:family="text">
      <style:text-properties style:text-position="sub 58%" style:font-name="DejaVu Sans" officeooo:rsid="002622fe" style:font-name-asian="Times New Roman1" style:font-name-complex="Times New Roman1"/>
    </style:style>
    <style:style style:name="T19" style:family="text">
      <style:text-properties style:text-position="0% 100%" style:font-name="DejaVu Sans" style:font-name-asian="DejaVu Sans" style:font-name-complex="DejaVu Sans"/>
    </style:style>
    <style:style style:name="T20" style:family="text">
      <style:text-properties style:text-position="0% 100%" style:font-name="DejaVu Sans" officeooo:rsid="00259150" style:font-name-asian="DejaVu Sans" style:font-name-complex="DejaVu Sans"/>
    </style:style>
    <style:style style:name="T21" style:family="text">
      <style:text-properties style:text-position="0% 100%" style:font-name="DejaVu Sans" style:font-name-asian="Times New Roman1" style:font-name-complex="Times New Roman1"/>
    </style:style>
    <style:style style:name="T22" style:family="text">
      <style:text-properties style:text-position="0% 100%" style:font-name="DejaVu Sans" officeooo:rsid="00259150" style:font-name-asian="Times New Roman1" style:font-name-complex="Times New Roman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-start text:name="_Toc439853532"/>Tarefa 1. </text:p>
      <text:p text:style-name="P6">Escribir <text:bookmark-end text:name="_Toc439853532"/>a operación de álxebra relacional para as seguintes consultas</text:p>
      <text:p text:style-name="P4"><text:span text:style-name="T9">σΠ</text:span><text:span text:style-name="T8">∞</text:span></text:p>
      <text:p text:style-name="P1">Sobre a base de datos <text:span text:style-name="T1">tendaBD</text:span>:</text:p>
      <text:list xml:id="list581109645" text:style-name="L1">
        <text:list-item>
          <text:p text:style-name="P12">Mostrar os nomes de todos os provedores.</text:p>
        </text:list-item>
      </text:list>
      <text:p text:style-name="P7"><text:span text:style-name="T8">Π</text:span><text:span text:style-name="T10">(prv_nome) </text:span><text:span text:style-name="T19">(provedores)</text:span></text:p>
      <text:list xml:id="list122615657890917" text:continue-numbering="true" text:style-name="L1">
        <text:list-item>
          <text:p text:style-name="P18"><text:span text:style-name="T2">Seleccionar o código </text:span><text:span text:style-name="T3">e</text:span><text:span text:style-name="T2"> descrición </text:span><text:span text:style-name="T5">de todos os artigos</text:span><text:span text:style-name="T2">. </text:span></text:p>
        </text:list-item>
      </text:list>
      <text:p text:style-name="P7"><text:span text:style-name="T8">Π</text:span><text:span text:style-name="T10">(art_codigo, art_nome) </text:span><text:span text:style-name="T19">(artigos)</text:span></text:p>
      <text:list xml:id="list122616043806210" text:continue-numbering="true" text:style-name="L1">
        <text:list-item>
          <text:p text:style-name="P13">Seleccionar o código, descrición e peso dos artigos que pesen máis de 500 gramos. </text:p>
        </text:list-item>
      </text:list>
      <text:p text:style-name="P7"><text:span text:style-name="T6">Π</text:span><text:span text:style-name="T12">(art_codigo, art_nome)</text:span><text:span text:style-name="T6">(σ</text:span><text:span text:style-name="T12">(art_peso &gt; 500) </text:span><text:span text:style-name="T21">(artigos))</text:span></text:p>
      <text:list xml:id="list122616177384866" text:continue-numbering="true" text:style-name="L1">
        <text:list-item>
          <text:p text:style-name="P13">Seleccionar o código, descrición e peso dos artigos que pesen máis de 500 gramos <text:span text:style-name="T4">e sexan de cor negra</text:span>. </text:p>
        </text:list-item>
      </text:list>
      <text:p text:style-name="P8"><text:span text:style-name="T6">Π</text:span><text:span text:style-name="T12">(art_codigo, art_nome)</text:span><text:span text:style-name="T6">(σ</text:span><text:span text:style-name="T12">(art_peso &gt; 500 </text:span><text:span text:style-name="T17">AND art_color </text:span><text:span text:style-name="T18">=</text:span><text:span text:style-name="T17"> “negro”</text:span><text:span text:style-name="T12">) </text:span><text:span text:style-name="T21">(artigos))</text:span></text:p>
      <text:list xml:id="list122615728724799" text:continue-numbering="true" text:style-name="L1">
        <text:list-item>
          <text:p text:style-name="P13">Seleccionar o código, descrición e peso dos artigos que pesen máis de 500 gramos <text:span text:style-name="T4">ou sexan de cor negra</text:span>. </text:p>
        </text:list-item>
      </text:list>
      <text:p text:style-name="P9"><text:span text:style-name="T6">Π</text:span><text:span text:style-name="T12">(art_codigo, art_nome, </text:span><text:span text:style-name="T14">art_peso</text:span><text:span text:style-name="T12">)</text:span><text:span text:style-name="T6">(σ</text:span><text:span text:style-name="T12">(art_peso &gt; 500 </text:span><text:span text:style-name="T13">OR art_color </text:span><text:span text:style-name="T18">=</text:span><text:span text:style-name="T13"> “negro”</text:span><text:span text:style-name="T12">) </text:span><text:span text:style-name="T21">(artigos))</text:span></text:p>
      <text:p text:style-name="P3"/>
      <text:list xml:id="list122616727981053" text:continue-numbering="true" text:style-name="L1">
        <text:list-item>
          <text:p text:style-name="P13">Seleccionar <text:span text:style-name="T4">o</text:span> código, descrición, <text:span text:style-name="T4">prezo de compra e prezo de venda de </text:span>todos os artigos que teñan prezo de venda superior ou igual ao dobre do prezo de compra.</text:p>
        </text:list-item>
      </text:list>
      <text:p text:style-name="P10"><text:span text:style-name="T6">Π</text:span><text:span text:style-name="T12">(art_codigo, art_nome, </text:span><text:span text:style-name="T14">art_</text:span><text:span text:style-name="T15">pc, </text:span><text:span text:style-name="T18">art_pv</text:span><text:span text:style-name="T12">)</text:span><text:span text:style-name="T6">(σ</text:span><text:span text:style-name="T12">(art_p</text:span><text:span text:style-name="T15">v</text:span><text:span text:style-name="T12"> &gt;</text:span><text:span text:style-name="T15">= 2*art_p</text:span><text:span text:style-name="T18">c</text:span><text:span text:style-name="T12">) </text:span><text:span text:style-name="T21">(artigos))</text:span></text:p>
      <text:list xml:id="list122616668936787" text:continue-numbering="true" text:style-name="L1">
        <text:list-item>
          <text:p text:style-name="P14">Seleccionar os artigos de cor negra e mostrar o seu número, nome e peso, así como o nome do provedor.</text:p>
        </text:list-item>
      </text:list>
      <text:p text:style-name="P11"><text:span text:style-name="T6">Π</text:span><text:span text:style-name="T12">(</text:span><text:span text:style-name="T16">art_codigo, art_nome,art_peso</text:span><text:span text:style-name="T12">)</text:span><text:span text:style-name="T6">(</text:span><text:span text:style-name="T7">(</text:span><text:span text:style-name="T6">σ</text:span><text:span text:style-name="T12">(</text:span><text:span text:style-name="T16">art_color </text:span><text:span text:style-name="T17">=</text:span><text:span text:style-name="T16"> “negro”</text:span><text:span text:style-name="T12">) </text:span><text:span text:style-name="T21">(artigos)</text:span><text:span text:style-name="T22">)</text:span><text:span text:style-name="T21"> </text:span><text:span text:style-name="T20">∞</text:span><text:span text:style-name="T11">(artigos.art_provedor = provedores.prv_id) <text:s/></text:span><text:span text:style-name="T22"><text:s/>(σ(provedores)</text:span><text:span text:style-name="T21">)</text:span></text:p>
      <text:list xml:id="list122615419306442" text:continue-numbering="true" text:style-name="L1">
        <text:list-item>
          <text:p text:style-name="P14">Mostrar para cada venda: nome e apelidos do cliente, día, mes, e ano da venda.</text:p>
        </text:list-item>
        <text:list-item>
          <text:p text:style-name="P14">Seleccionar os nomes das provincias nas que temos clientes.</text:p>
        </text:list-item>
        <text:list-item>
          <text:p text:style-name="P14">Seleccionar para cada venda:</text:p>
        </text:list-item>
      </text:list>
      <text:list text:style-name="L2">
        <text:list-item>
          <text:list>
            <text:list-item>
              <text:p text:style-name="P16">Datos da venda: identificador e data da venda.</text:p>
            </text:list-item>
            <text:list-item>
              <text:p text:style-name="P16">Datos do cliente: nome <text:span text:style-name="T4">e apelidos</text:span> do cliente </text:p>
            </text:list-item>
            <text:list-item>
              <text:p text:style-name="P16">Datos do empregado: nome <text:span text:style-name="T4">e apelidos</text:span> do empregado</text:p>
            </text:list-item>
          </text:list>
        </text:list-item>
      </text:list>
      <text:list xml:id="list122616912358165" text:continue-list="list122615419306442" text:style-name="L1">
        <text:list-item>
          <text:p text:style-name="P15">Para facer un envío de cartas con información dunha nova campaña por correo postal, seleccionar apelidos, nome, enderezo, código postal e poboación de todos os clientes e de todos os empregados. Na lista hai que diferenciar se a persoa é cliente ou empregado.</text:p>
        </text:list-item>
        <text:list-item>
          <text:p text:style-name="P17">Selecciona o nome e apelidos de clientes e empregados que non residan en España.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1" style:family="paragraph" style:default-outline-level="">
      <style:paragraph-properties fo:margin-top="0.212cm" fo:margin-bottom="0.106cm" style:contextual-spacing="false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3" style:family="paragraph" style:default-outline-level="">
      <style:paragraph-properties fo:margin-top="0.706cm" fo:margin-bottom="0.318cm" style:contextual-spacing="false" fo:text-align="start" style:justify-single-word="false" fo:orphans="2" fo:widows="2" fo:hyphenation-ladder-count="no-limit" fo:keep-with-next="always" style:writing-mode="lr-tb"/>
      <style:text-properties fo:color="#3342b5" loext:opacity="100%" style:font-name="Arial" fo:font-family="Arial" style:font-family-generic="roman" style:font-pitch="variable" fo:font-size="14pt" fo:language="gl" fo:country="ES" fo:font-weight="bold" style:letter-kerning="false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Arial3" style:font-family-complex="Arial" style:font-family-generic-complex="system" style:font-pitch-complex="variable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x1" style:family="paragraph" style:next-style-name="Standard" style:default-outline-level="">
      <style:paragraph-properties fo:margin-left="1.6cm" fo:margin-right="0cm" fo:margin-top="0.212cm" fo:margin-bottom="0.106cm" style:contextual-spacing="false" fo:text-align="justify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6" style:family="paragraph" style:default-outline-level="">
      <style:paragraph-properties fo:margin-left="1.6cm" fo:margin-right="0cm" fo:margin-top="0.564cm" fo:margin-bottom="0.318cm" style:contextual-spacing="false" fo:text-align="start" style:justify-single-word="false" fo:orphans="2" fo:widows="2" fo:hyphenation-ladder-count="no-limit" fo:text-indent="0cm" style:auto-text-indent="false" fo:keep-with-next="always" style:writing-mode="lr-tb"/>
      <style:text-properties fo:color="#3342b5" loext:opacity="100%" style:font-name="Arial" fo:font-family="Arial" style:font-family-generic="roman" style:font-pitch="variable" fo:font-size="11pt" fo:language="gl" fo:country="ES" style:letter-kerning="fals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7" style:family="paragraph" style:parent-style-name="n6" style:default-outline-level="">
      <style:paragraph-properties fo:margin-left="2.101cm" fo:margin-right="0cm" fo:margin-top="0.318cm" fo:margin-bottom="0.212cm" style:contextual-spacing="false" fo:text-indent="0cm" style:auto-text-indent="false"/>
      <style:text-properties fo:color="#000080" loext:opacity="100%" style:font-name="Arial Narrow" fo:font-family="'Arial Narrow'" style:font-family-generic="roman" style:font-pitch="variable"/>
    </style:style>
    <style:style style:name="p2" style:family="paragraph" style:default-outline-level="2" style:list-style-name="">
      <style:paragraph-properties fo:margin-top="0.106cm" fo:margin-bottom="0.106cm" style:contextual-spacing="false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p1" style:family="paragraph" style:parent-style-name="Standard" style:default-outline-level="">
      <style:paragraph-properties fo:margin-left="2.101cm" fo:margin-right="0cm" fo:text-indent="0.501cm" style:auto-text-indent="false"/>
    </style:style>
    <style:style style:name="sp11" style:family="paragraph" style:parent-style-name="sp1" style:default-outline-level="">
      <style:paragraph-properties fo:margin-left="2.10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WWNum2">
      <text:list-level-style-bullet text:level="1" text:style-name="ListLabel_20_10" loext:num-list-format="%1%" text:bullet-char="–">
        <style:list-level-properties text:list-level-position-and-space-mode="label-alignment">
          <style:list-level-label-alignment text:label-followed-by="listtab" text:list-tab-stop-position="2.602cm" fo:text-indent="-0.501cm" fo:margin-left="2.60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1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7T11:12:09.924000000</meta:creation-date>
    <dc:date>2024-03-06T12:26:14.794249036</dc:date>
    <meta:editing-duration>PT1H50M23S</meta:editing-duration>
    <meta:editing-cycles>15</meta:editing-cycles>
    <meta:generator>LibreOffice/7.4.2.3$Linux_X86_64 LibreOffice_project/382eef1f22670f7f4118c8c2dd222ec7ad009daf</meta:generator>
    <meta:document-statistic meta:table-count="0" meta:image-count="0" meta:object-count="0" meta:page-count="1" meta:paragraph-count="26" meta:word-count="305" meta:character-count="1900" meta:non-whitespace-character-count="1628"/>
  </office:meta>
</office:document-meta>
</file>